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6.925in" table:align="margins"/>
    </style:style>
    <style:style style:name="Table2.A" style:family="table-column">
      <style:table-column-properties style:column-width="0.309in" style:rel-column-width="2924*"/>
    </style:style>
    <style:style style:name="Table2.B" style:family="table-column">
      <style:table-column-properties style:column-width="1.0076in" style:rel-column-width="9535*"/>
    </style:style>
    <style:style style:name="Table2.C" style:family="table-column">
      <style:table-column-properties style:column-width="0.6181in" style:rel-column-width="5848*"/>
    </style:style>
    <style:style style:name="Table2.D" style:family="table-column">
      <style:table-column-properties style:column-width="0.5604in" style:rel-column-width="5303*"/>
    </style:style>
    <style:style style:name="Table2.E" style:family="table-column">
      <style:table-column-properties style:column-width="1.2444in" style:rel-column-width="11776*"/>
    </style:style>
    <style:style style:name="Table2.F" style:family="table-column">
      <style:table-column-properties style:column-width="0.841in" style:rel-column-width="7958*"/>
    </style:style>
    <style:style style:name="Table2.G" style:family="table-column">
      <style:table-column-properties style:column-width="0.834in" style:rel-column-width="7892*"/>
    </style:style>
    <style:style style:name="Table2.H" style:family="table-column">
      <style:table-column-properties style:column-width="0.8049in" style:rel-column-width="7616*"/>
    </style:style>
    <style:style style:name="Table2.I" style:family="table-column">
      <style:table-column-properties style:column-width="0.7063in" style:rel-column-width="6683*"/>
    </style:style>
    <style:style style:name="Table2.A1" style:family="table-cell">
      <style:table-cell-properties style:vertical-align="middle" fo:padding="0.0382in" fo:border-left="0.5pt solid #000000" fo:border-right="none" fo:border-top="0.5pt solid #000000" fo:border-bottom="0.5pt solid #000000"/>
    </style:style>
    <style:style style:name="Table2.I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I2"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text-properties style:font-name="Times New Roman"/>
    </style:style>
    <style:style style:name="P2" style:family="paragraph" style:parent-style-name="Standard">
      <loext:graphic-properties draw:fill="none"/>
      <style:paragraph-properties fo:margin-left="0in" fo:margin-right="0in" fo:text-indent="0in" style:auto-text-indent="false" fo:background-color="transparent"/>
      <style:text-properties style:font-name="Times New Roman"/>
    </style:style>
    <style:style style:name="P3" style:family="paragraph" style:parent-style-name="Standard">
      <loext:graphic-properties draw:fill="none"/>
      <style:paragraph-properties fo:margin-left="0in" fo:margin-right="0in" fo:text-indent="0in" style:auto-text-indent="false" fo:background-color="transparent"/>
      <style:text-properties style:font-name="Times New Roman" officeooo:rsid="00180933" officeooo:paragraph-rsid="00180933"/>
    </style:style>
    <style:style style:name="P4" style:family="paragraph" style:parent-style-name="Standard">
      <loext:graphic-properties draw:fill="none"/>
      <style:paragraph-properties fo:margin-left="0in" fo:margin-right="0in" fo:text-indent="0in" style:auto-text-indent="false" fo:background-color="transparent"/>
      <style:text-properties style:font-name="Times New Roman" officeooo:rsid="00180933" officeooo:paragraph-rsid="00195951"/>
    </style:style>
    <style:style style:name="P5" style:family="paragraph" style:parent-style-name="Standard">
      <loext:graphic-properties draw:fill="none"/>
      <style:paragraph-properties fo:margin-left="0in" fo:margin-right="0in" fo:text-indent="0in" style:auto-text-indent="false" fo:background-color="transparent"/>
      <style:text-properties style:font-name="Times New Roman" officeooo:rsid="00180933" officeooo:paragraph-rsid="001ae910"/>
    </style:style>
    <style:style style:name="P6" style:family="paragraph" style:parent-style-name="Table_20_Contents">
      <style:paragraph-properties fo:text-align="center" style:justify-single-word="false"/>
      <style:text-properties style:font-name="Times New Roman" fo:font-size="10pt" officeooo:rsid="0024ade9" officeooo:paragraph-rsid="0024ade9" style:font-size-asian="10pt" style:font-size-complex="10pt"/>
    </style:style>
    <style:style style:name="P7" style:family="paragraph" style:parent-style-name="Table_20_Contents">
      <style:paragraph-properties fo:text-align="center" style:justify-single-word="false"/>
      <style:text-properties style:font-name="Times New Roman" fo:font-size="10pt" officeooo:rsid="002603ea" officeooo:paragraph-rsid="002603ea" style:font-size-asian="10pt" style:font-size-complex="10pt"/>
    </style:style>
    <style:style style:name="P8" style:family="paragraph" style:parent-style-name="Table_20_Contents">
      <style:paragraph-properties fo:text-align="center" style:justify-single-word="false"/>
      <style:text-properties style:font-name="Times New Roman" fo:font-size="10pt" officeooo:rsid="0026055b" officeooo:paragraph-rsid="0026055b" style:font-size-asian="10pt" style:font-size-complex="10pt"/>
    </style:style>
    <style:style style:name="P9" style:family="paragraph" style:parent-style-name="Table_20_Contents">
      <style:paragraph-properties fo:text-align="center" style:justify-single-word="false"/>
      <style:text-properties style:font-name="Times New Roman" fo:font-size="10pt" officeooo:rsid="002797f5" officeooo:paragraph-rsid="002797f5" style:font-size-asian="10pt" style:font-size-complex="10pt"/>
    </style:style>
    <style:style style:name="P10"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1ae910" officeooo:paragraph-rsid="001ae910" style:font-size-asian="12pt" style:font-size-complex="12pt"/>
    </style:style>
    <style:style style:name="P11"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1ae910" officeooo:paragraph-rsid="001d08b8" style:font-size-asian="12pt" style:font-size-complex="12pt"/>
    </style:style>
    <style:style style:name="P12"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1e6353" officeooo:paragraph-rsid="001e6353" style:font-size-asian="12pt" style:font-size-complex="12pt"/>
    </style:style>
    <style:style style:name="P13"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1e6353" officeooo:paragraph-rsid="0029a67a" style:font-size-asian="12pt" style:font-size-complex="12pt"/>
    </style:style>
    <style:style style:name="P14"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263c75" officeooo:paragraph-rsid="00263c75" style:font-size-asian="12pt" style:font-size-complex="12pt"/>
    </style:style>
    <style:style style:name="P15"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2df0a2" officeooo:paragraph-rsid="002df0a2" style:font-size-asian="12pt" style:font-size-complex="12pt"/>
    </style:style>
    <style:style style:name="P16"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fo:color="#000000" loext:opacity="100%" style:font-name="Times New Roman" fo:font-size="12pt" officeooo:rsid="002df0a2" officeooo:paragraph-rsid="002df0a2" style:font-size-asian="12pt" style:font-size-complex="12pt"/>
    </style:style>
    <style:style style:name="P1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color="#000000" loext:opacity="100%" style:font-name="Times New Roman" fo:font-size="12pt" officeooo:rsid="002df0a2" officeooo:paragraph-rsid="002df0a2" style:font-size-asian="12pt" style:font-size-complex="12pt"/>
    </style:style>
    <style:style style:name="P18"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38f955" officeooo:paragraph-rsid="0038f955" style:font-size-asian="12pt" style:font-size-complex="12pt"/>
    </style:style>
    <style:style style:name="P19"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fo:font-style="normal" fo:font-weight="normal" officeooo:rsid="0032041e" officeooo:paragraph-rsid="001ae910" style:font-size-asian="12pt" style:font-style-asian="normal" style:font-weight-asian="normal" style:font-size-complex="12pt"/>
    </style:style>
    <style:style style:name="P20"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fo:font-style="normal" fo:font-weight="normal" officeooo:rsid="0032041e" officeooo:paragraph-rsid="0038f955" style:font-size-asian="12pt" style:font-style-asian="normal" style:font-weight-asian="normal" style:font-size-complex="12pt"/>
    </style:style>
    <style:style style:name="P21"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263c75" officeooo:paragraph-rsid="00263c75" style:font-size-asian="12pt" style:font-size-complex="12pt"/>
    </style:style>
    <style:style style:name="P22"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3bb373" officeooo:paragraph-rsid="003bb373" style:font-size-asian="12pt" style:font-size-complex="12pt"/>
    </style:style>
    <style:style style:name="P23" style:family="paragraph" style:parent-style-name="Standard">
      <loext:graphic-properties draw:fill="none"/>
      <style:paragraph-properties fo:margin-left="0in" fo:margin-right="0in" fo:text-indent="0in" style:auto-text-indent="false" fo:background-color="transparent"/>
      <style:text-properties fo:color="#000000" loext:opacity="100%" style:font-name="Times New Roman" fo:font-size="12pt" officeooo:rsid="001e6353" officeooo:paragraph-rsid="003bb373" style:font-size-asian="12pt" style:font-size-complex="12pt"/>
    </style:style>
    <style:style style:name="P24"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Times New Roman" officeooo:paragraph-rsid="003bb373"/>
    </style:style>
    <style:style style:name="T1" style:family="text">
      <style:text-properties officeooo:rsid="0016da6d"/>
    </style:style>
    <style:style style:name="T2" style:family="text">
      <style:text-properties officeooo:rsid="00180933"/>
    </style:style>
    <style:style style:name="T3" style:family="text">
      <style:text-properties officeooo:rsid="00195951"/>
    </style:style>
    <style:style style:name="T4" style:family="text">
      <style:text-properties officeooo:rsid="001ae910"/>
    </style:style>
    <style:style style:name="T5" style:family="text">
      <style:text-properties officeooo:rsid="001b2de2"/>
    </style:style>
    <style:style style:name="T6" style:family="text">
      <style:text-properties fo:color="#000000" loext:opacity="100%" fo:font-size="12pt" officeooo:rsid="001ae910" style:font-size-asian="12pt" style:font-size-complex="12pt"/>
    </style:style>
    <style:style style:name="T7" style:family="text">
      <style:text-properties fo:font-style="normal" fo:font-weight="normal" style:font-style-asian="normal" style:font-weight-asian="normal"/>
    </style:style>
    <style:style style:name="T8" style:family="text">
      <style:text-properties fo:font-style="normal" fo:font-weight="normal" officeooo:rsid="001d08b8" style:font-style-asian="normal" style:font-weight-asian="normal"/>
    </style:style>
    <style:style style:name="T9" style:family="text">
      <style:text-properties fo:font-style="normal" fo:font-weight="normal" officeooo:rsid="0030431a" style:font-style-asian="normal" style:font-weight-asian="normal"/>
    </style:style>
    <style:style style:name="T10" style:family="text">
      <style:text-properties fo:font-style="normal" fo:font-weight="normal" officeooo:rsid="0032041e" style:font-style-asian="normal" style:font-weight-asian="normal"/>
    </style:style>
    <style:style style:name="T11" style:family="text">
      <style:text-properties fo:font-style="normal" fo:font-weight="normal" officeooo:rsid="00338422" style:font-style-asian="normal" style:font-weight-asian="normal"/>
    </style:style>
    <style:style style:name="T12" style:family="text">
      <style:text-properties fo:font-style="normal" fo:font-weight="normal" officeooo:rsid="0034f8ee" style:font-style-asian="normal" style:font-weight-asian="normal"/>
    </style:style>
    <style:style style:name="T13" style:family="text">
      <style:text-properties fo:font-style="normal" fo:font-weight="normal" officeooo:rsid="0039147b" style:font-style-asian="normal" style:font-weight-asian="normal"/>
    </style:style>
    <style:style style:name="T14" style:family="text">
      <style:text-properties officeooo:rsid="001f9c14"/>
    </style:style>
    <style:style style:name="T15" style:family="text">
      <style:text-properties officeooo:rsid="001fc537"/>
    </style:style>
    <style:style style:name="T16" style:family="text">
      <style:text-properties officeooo:rsid="002160a5"/>
    </style:style>
    <style:style style:name="T17" style:family="text">
      <style:text-properties officeooo:rsid="002332f3"/>
    </style:style>
    <style:style style:name="T18" style:family="text">
      <style:text-properties officeooo:rsid="002603ea"/>
    </style:style>
    <style:style style:name="T19" style:family="text">
      <style:text-properties officeooo:rsid="002797f5"/>
    </style:style>
    <style:style style:name="T20" style:family="text">
      <style:text-properties officeooo:rsid="00295c0c"/>
    </style:style>
    <style:style style:name="T21" style:family="text">
      <style:text-properties officeooo:rsid="0029a67a"/>
    </style:style>
    <style:style style:name="T22" style:family="text">
      <style:text-properties officeooo:rsid="002b2d76"/>
    </style:style>
    <style:style style:name="T23" style:family="text">
      <style:text-properties officeooo:rsid="002be493"/>
    </style:style>
    <style:style style:name="T24" style:family="text">
      <style:text-properties officeooo:rsid="002d9b0e"/>
    </style:style>
    <style:style style:name="T25" style:family="text">
      <style:text-properties officeooo:rsid="002df0a2"/>
    </style:style>
    <style:style style:name="T26" style:family="text">
      <style:text-properties officeooo:rsid="002ea7a4"/>
    </style:style>
    <style:style style:name="T27" style:family="text">
      <style:text-properties officeooo:rsid="0030431a"/>
    </style:style>
    <style:style style:name="T28" style:family="text">
      <style:text-properties officeooo:rsid="0039147b"/>
    </style:style>
    <style:style style:name="T29" style:family="text">
      <style:text-properties fo:font-style="italic" style:font-style-asian="italic" style:font-style-complex="italic"/>
    </style:style>
    <style:style style:name="T30" style:family="text">
      <style:text-properties officeooo:rsid="003a6392"/>
    </style:style>
    <style:style style:name="T31" style:family="text">
      <style:text-properties officeooo:rsid="003a9f24"/>
    </style:style>
    <style:style style:name="T32" style:family="text">
      <style:text-properties officeooo:rsid="003bb373"/>
    </style:style>
    <style:style style:name="T33" style:family="text">
      <style:text-properties officeooo:rsid="003e081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hn Goza</text:p>
      <text:p text:style-name="P1">EN.605.620.81.SP23 – Algorithms for Bioinformatics</text:p>
      <text:p text:style-name="P1">Lab <text:span text:style-name="T1">2</text:span> – <text:span text:style-name="T1">Hashing</text:span></text:p>
      <text:p text:style-name="P1">Due <text:span text:style-name="T1">11 Apr 2023</text:span></text:p>
      <text:p text:style-name="P1"/>
      <text:p text:style-name="P1">Abstract</text:p>
      <text:p text:style-name="P1"/>
      <text:p text:style-name="P24"><text:tab/><text:span text:style-name="T1">In Lab 2 we implemented and compared two different methods of hashing (division based and student’s choice), as well as different hash collision resolution methods (linear probing, quadratic probing, and chaining). Implementations were completed in Python. I </text:span><text:span text:style-name="T2">chose to implement multiplication based hashing as the “student’s choice” algorithm. </text:span><text:span text:style-name="T32">While I expected a significant difference in performance between different hashing algorithms, both hashing algorithms had comparable results. When comparing collision handling methods, I found that both types of probing (linear and quadratic) were asymptotically similar, while chaining was the clear asymptotic winner (only for data insertion). Overall, I gained a stronger understanding of hashing, and a deep appreciation for hash function distribution patterns.</text:span></text:p>
      <text:p text:style-name="P2"/>
      <text:p text:style-name="P3">Data Structures and Design</text:p>
      <text:p text:style-name="P3"/>
      <text:p text:style-name="P4"><text:tab/>The required input file <text:span text:style-name="T32">for this assignment </text:span>consisted of multiple blocks of integers separated by newlines. <text:span text:style-name="T3">To parse the required input, I created a</text:span><text:span text:style-name="T4">n ingestion </text:span><text:span text:style-name="T3">module called “input_handler.py” which was responsible for </text:span><text:span text:style-name="T4">validation and </text:span><text:span text:style-name="T3">error </text:span><text:span text:style-name="T4">handling</text:span><text:span text:style-name="T3"> as well as ingestion. </text:span>The <text:span text:style-name="T3">module</text:span> ingests the provided input file into a list of lists, with each inner list <text:span text:style-name="T3">comprised of</text:span> one block of integers. <text:span text:style-name="T3">It checks for input file existence, validity of each line in the file, and for valid data as the end result of ingestion (i.e. the input file must contain at least one block of valid integers); if any of those checks fail, it throws an error with a user friendly description of the issue. The ingestion module intelligently assigns the integer lists by checking each line of the file based on the context of the previous lines. </text:span><text:span text:style-name="T4">It</text:span><text:span text:style-name="T3"> will ignore lines in the input file that do not contain hashable values, which allows the user a significant degree of flexibility in annotation of their input file. The list of integer blocks is then returned to the main module (“Lab2.py”) for hashing.</text:span></text:p>
      <text:p text:style-name="P5"><text:tab/><text:span text:style-name="T3">The main module </text:span><text:span text:style-name="T27">references “config.py” for a</text:span><text:span text:style-name="T3"> full list of required hashing configurations provided in the project assignment. Each configuration is stored as an object, allowing for easy and consistent access to relevant keys (e.g. “hash_function”, “collision_scheme”, etc). </text:span><text:span text:style-name="T4">When the </text:span><text:span text:style-name="T27">main module</text:span><text:span text:style-name="T4"> is launched, </text:span><text:span text:style-name="T27">it first parses and applies the CLI flags passed by the user (which are documented in the README). Then, </text:span><text:span text:style-name="T4">it calls the ingestion module to read in the file, and then uses nested “for” loops to hash each input block with every required hashing configuration. For eac</text:span><text:span text:style-name="T5">h block of input values</text:span><text:span text:style-name="T4">, the main module initializes a table for storing hashed values, and then calls the hashing module, which, in turn, uses the </text:span><text:span text:style-name="T27">hashing algorithm and </text:span><text:span text:style-name="T4">collision resolution method specified in the </text:span><text:span text:style-name="T5">current iteration</text:span><text:span text:style-name="T4"> </text:span><text:span text:style-name="T5">of the </text:span><text:span text:style-name="T4">configuration</text:span><text:span text:style-name="T5">s</text:span><text:span text:style-name="T4">. The hashing module (“hasher.py”) and the collision handling module (“collision_handlers.py”) are described later this in report. After the specified hashing algorithm has been applied to each value in the current input list, the main module </text:span><text:span text:style-name="T27">takes the</text:span><text:span text:style-name="T4"> aggregate statistics returned from the hashing function and feeds the final resulting table, aggregated statistics, list of successfully inserted values, and list of failed values to the output module (“output_handler.py”). </text:span><text:span text:style-name="T5">This logic is repea</text:span><text:span text:style-name="T6">ted for each hashing configuration, and then the process is repeated for the next iteration of input values.</text:span></text:p>
      <text:p text:style-name="P11"><text:tab/>The hashing module contains <text:span text:style-name="T27">four</text:span> methods: “<text:span text:style-name="T27">hash_values</text:span>”, “<text:span text:style-name="T7">hash_by_multiplication”, <text:s/>“hash_by_</text:span><text:span text:style-name="T8">division</text:span><text:span text:style-name="T7">”, </text:span><text:span text:style-name="T8">and “format_result”. </text:span><text:span text:style-name="T9">I shall describe the simplest functions first. The function “format_result” is a convenience method that is self descriptive. I format all the results into dictionaries in order to make output generation reliable and easy to read. The function “hash_values” is also very </text:span><text:soft-page-break/><text:span text:style-name="T9">simple. It serves as the conductor for the values passed by the main module and routes them to the correct hashing function. It also aggregates the results returned by each hashing function call.</text:span></text:p>
      <text:p text:style-name="P10"><text:span text:style-name="T9"><text:tab/>The most important methods in the hashing module are the “hash_by” methods. Starting with “hash_by_division”, we take a provided value, ensure that it can be converted to an integer, and then apply the simple modulus divisor hash specified in the assignment. If a value hashes to a key that is not currently in use, or that has available space in its bucket, we simply insert the value at that key and return the key and relevant metadata. If the key is currently occupied, or the bucket is full, then we apply the correct collision resolution function to the key and return results from that. Similarly, “hash_by_</text:span><text:span text:style-name="T10">multiplication” checks the value for integer conversion, hashes the given value, and applies collision resolution if needed, but it has a very different hashing algorithm. I based the multiplication hashing algorithm off of the one found in page 264 of Cormen </text:span><text:span text:style-name="T13">(Cormen)</text:span><text:span text:style-name="T10">; the full function can be seen in Figure 1. I used two logarithms to limit the range of the output to the table size, which was critical to avoid using a modulus operator. The “hash_by_multiplication” and “hash_by_division” methods both use the same collision resolution methods, which we will discuss now.</text:span></text:p>
      <text:p text:style-name="P19"/>
      <text:p text:style-name="P19"/>
      <text:p text:style-name="P10"><text:span text:style-name="T10"><text:tab/> <text:s text:c="6"/></text:span><text:span text:style-name="T10"><draw:frame draw:style-name="fr1" draw:name="Object1" text:anchor-type="as-char" svg:y="-0.152in" svg:width="1.8374in" svg:height="0.2in" draw:z-index="0"><draw:object xlink:href="./Object 1" xlink:type="simple" xlink:show="embed" xlink:actuate="onLoad"/><draw:image xlink:href="./ObjectReplacements/Object 1" xlink:type="simple" xlink:show="embed" xlink:actuate="onLoad"/></draw:frame></text:span><text:span text:style-name="T10"><draw:frame draw:style-name="fr1" draw:name="Object2" text:anchor-type="as-char" svg:y="-0.152in" svg:width="1.722in" svg:height="0.2in" draw:z-index="1"><draw:object xlink:href="./Object 2" xlink:type="simple" xlink:show="embed" xlink:actuate="onLoad"/><draw:image xlink:href="./ObjectReplacements/Object 2" xlink:type="simple" xlink:show="embed" xlink:actuate="onLoad"/></draw:frame></text:span><text:span text:style-name="T10"><draw:frame draw:style-name="fr1" draw:name="Object3" text:anchor-type="as-char" svg:y="-0.1626in" svg:width="1.0272in" svg:height="0.2102in" draw:z-index="2"><draw:object xlink:href="./Object 3" xlink:type="simple" xlink:show="embed" xlink:actuate="onLoad"/><draw:image xlink:href="./ObjectReplacements/Object 3" xlink:type="simple" xlink:show="embed" xlink:actuate="onLoad"/></draw:frame></text:span></text:p>
      <text:p text:style-name="P20"/>
      <text:p text:style-name="P18"><text:span text:style-name="T10">F</text:span><text:span text:style-name="T7">igure 1) Equation for multiplication based hashing. Note that by using </text:span><text:span text:style-name="T13">the ratio of logarithms the <text:tab/><text:tab/> <text:s text:c="3"/>algorithm projects values into the correct range without the use of a modulus operator.</text:span></text:p>
      <text:p text:style-name="P19"/>
      <text:p text:style-name="P19"/>
      <text:p text:style-name="P10"><text:span text:style-name="T10"><text:tab/>The </text:span><text:span text:style-name="T11">probing </text:span><text:span text:style-name="T10">collision resolution functions are defined in the “collision_handlers.py” file </text:span><text:span text:style-name="T11">and both use the “probe” function. The collision resolution for chaining was extremely simple and straightforward, so that logic was included as part of both hashing functions. The “probe” function maintains a list of keys that the current value has collided with, and an integer count of the number of comparisons the current value has undergone. It handles both linear and quadratic probing through the use of </text:span><text:span text:style-name="T12">defaulted parameters, and uses a modulus operator with the table size to prevent the exceeding of the table bounds.</text:span></text:p>
      <text:p text:style-name="P10"><text:tab/>The main module, hashing module, and collision resolution modules contain very little validation and error handling logic, as the input is thoroughly checked during the ingestion of the file. This follows the generally accepted good programming principle of “keeping error handling at the edges”, and allows the “business logic” of the program to remain clean and readable. <text:span text:style-name="T32">Inversely, the ingestion module and output module both contain a significant amount of error handling in order to prevent errors from spreading beyond their scopes.</text:span></text:p>
      <text:p text:style-name="P10"/>
      <text:p text:style-name="P12">Results</text:p>
      <text:p text:style-name="P12"/>
      <text:p text:style-name="P13"><text:tab/> <text:span text:style-name="T14">This project provided a significant amount of insight into the inner workings of hashing and </text:span><text:span text:style-name="T15">collision resolution methods, and provided an opportunity to compare and contrast each method. </text:span><text:span text:style-name="T19">I began with running the required input file through the program. As the required input file had six lists to hash for each scheme specified in the assignment, I aggregated the results by scheme, which can be seen in Table 1. The results showed that my implementation of multiplication hashing encountered significantly more collisions than the division hashing implementation. More collisions necessitated more comparisons, leading to multiplication based hashing also having the highest average number of comparisons. </text:span><text:span text:style-name="T22">A</text:span><text:span text:style-name="T21"> factor that may have </text:span><text:span text:style-name="T22">negatively</text:span><text:span text:style-name="T21"> influenced the results of multiplication based hashing </text:span><text:span text:style-name="T22">is float to integer conversion. My implementation of the hashing method aggressively converted values to integers, but a more “float friendly” version of the algorithm would theoretically have a domain with </text:span></text:p>
      <text:p text:style-name="P1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ext:soft-page-break/>
        <table:table-row>
          <table:table-cell table:style-name="Table2.A1" office:value-type="string">
            <text:p text:style-name="P6"/>
          </table:table-cell>
          <table:table-cell table:style-name="Table2.A1" office:value-type="string">
            <text:p text:style-name="P6">Hash Function</text:p>
          </table:table-cell>
          <table:table-cell table:style-name="Table2.A1" office:value-type="string">
            <text:p text:style-name="P6">Modulo</text:p>
          </table:table-cell>
          <table:table-cell table:style-name="Table2.A1" office:value-type="string">
            <text:p text:style-name="P6">Bucket Size</text:p>
          </table:table-cell>
          <table:table-cell table:style-name="Table2.A1" office:value-type="string">
            <text:p text:style-name="P7">Collision Handling Scheme</text:p>
          </table:table-cell>
          <table:table-cell table:style-name="Table2.A1" office:value-type="string">
            <text:p text:style-name="P6">Comparisons <text:span text:style-name="T18">(Average)</text:span></text:p>
          </table:table-cell>
          <table:table-cell table:style-name="Table2.A1" office:value-type="string">
            <text:p text:style-name="P6">Primary Collisions</text:p>
            <text:p text:style-name="P7">(Sum)</text:p>
          </table:table-cell>
          <table:table-cell table:style-name="Table2.A1" office:value-type="string">
            <text:p text:style-name="P6">Secondary Collisions</text:p>
            <text:p text:style-name="P7">(Sum)</text:p>
          </table:table-cell>
          <table:table-cell table:style-name="Table2.I1" office:value-type="string">
            <text:p text:style-name="P6">Load Factor</text:p>
            <text:p text:style-name="P7">(Average)</text:p>
          </table:table-cell>
        </table:table-row>
        <table:table-row>
          <table:table-cell table:style-name="Table2.A2" office:value-type="string">
            <text:p text:style-name="P9">1</text:p>
          </table:table-cell>
          <table:table-cell table:style-name="Table2.A2" office:value-type="string">
            <text:p text:style-name="P6">Division</text:p>
          </table:table-cell>
          <table:table-cell table:style-name="Table2.A2" office:value-type="string">
            <text:p text:style-name="P6">120</text:p>
          </table:table-cell>
          <table:table-cell table:style-name="Table2.A2" office:value-type="string">
            <text:p text:style-name="P7">1</text:p>
          </table:table-cell>
          <table:table-cell table:style-name="Table2.A2" office:value-type="string">
            <text:p text:style-name="P7">Linear Probing</text:p>
          </table:table-cell>
          <table:table-cell table:style-name="Table2.A2" office:value-type="string">
            <text:p text:style-name="P7">11.50</text:p>
          </table:table-cell>
          <table:table-cell table:style-name="Table2.A2" office:value-type="string">
            <text:p text:style-name="P8">4</text:p>
          </table:table-cell>
          <table:table-cell table:style-name="Table2.A2" office:value-type="string">
            <text:p text:style-name="P8">5</text:p>
          </table:table-cell>
          <table:table-cell table:style-name="Table2.I2" office:value-type="string">
            <text:p text:style-name="P7">0.08</text:p>
          </table:table-cell>
        </table:table-row>
        <table:table-row>
          <table:table-cell table:style-name="Table2.A2" office:value-type="string">
            <text:p text:style-name="P9">2</text:p>
          </table:table-cell>
          <table:table-cell table:style-name="Table2.A2" office:value-type="string">
            <text:p text:style-name="P6">Division</text:p>
          </table:table-cell>
          <table:table-cell table:style-name="Table2.A2" office:value-type="string">
            <text:p text:style-name="P6">120</text:p>
          </table:table-cell>
          <table:table-cell table:style-name="Table2.A2" office:value-type="string">
            <text:p text:style-name="P7">1</text:p>
          </table:table-cell>
          <table:table-cell table:style-name="Table2.A2" office:value-type="string">
            <text:p text:style-name="P7">Quadratic Probing</text:p>
          </table:table-cell>
          <table:table-cell table:style-name="Table2.A2" office:value-type="string">
            <text:p text:style-name="P7">11.50</text:p>
          </table:table-cell>
          <table:table-cell table:style-name="Table2.A2" office:value-type="string">
            <text:p text:style-name="P8">4</text:p>
          </table:table-cell>
          <table:table-cell table:style-name="Table2.A2" office:value-type="string">
            <text:p text:style-name="P8">5</text:p>
          </table:table-cell>
          <table:table-cell table:style-name="Table2.I2" office:value-type="string">
            <text:p text:style-name="P7">0.08</text:p>
          </table:table-cell>
        </table:table-row>
        <table:table-row>
          <table:table-cell table:style-name="Table2.A2" office:value-type="string">
            <text:p text:style-name="P9">3</text:p>
          </table:table-cell>
          <table:table-cell table:style-name="Table2.A2" office:value-type="string">
            <text:p text:style-name="P6">Division</text:p>
          </table:table-cell>
          <table:table-cell table:style-name="Table2.A2" office:value-type="string">
            <text:p text:style-name="P6">120</text:p>
          </table:table-cell>
          <table:table-cell table:style-name="Table2.A2" office:value-type="string">
            <text:p text:style-name="P7">1</text:p>
          </table:table-cell>
          <table:table-cell table:style-name="Table2.A2" office:value-type="string">
            <text:p text:style-name="P7">Chaining</text:p>
          </table:table-cell>
          <table:table-cell table:style-name="Table2.A2" office:value-type="string">
            <text:p text:style-name="P7">10</text:p>
          </table:table-cell>
          <table:table-cell table:style-name="Table2.A2" office:value-type="string">
            <text:p text:style-name="P8">0</text:p>
          </table:table-cell>
          <table:table-cell table:style-name="Table2.A2" office:value-type="string">
            <text:p text:style-name="P8">0</text:p>
          </table:table-cell>
          <table:table-cell table:style-name="Table2.I2" office:value-type="string">
            <text:p text:style-name="P7">0.08</text:p>
          </table:table-cell>
        </table:table-row>
        <table:table-row>
          <table:table-cell table:style-name="Table2.A2" office:value-type="string">
            <text:p text:style-name="P9">4</text:p>
          </table:table-cell>
          <table:table-cell table:style-name="Table2.A2" office:value-type="string">
            <text:p text:style-name="P6">Division</text:p>
          </table:table-cell>
          <table:table-cell table:style-name="Table2.A2" office:value-type="string">
            <text:p text:style-name="P6">113</text:p>
          </table:table-cell>
          <table:table-cell table:style-name="Table2.A2" office:value-type="string">
            <text:p text:style-name="P7">1</text:p>
          </table:table-cell>
          <table:table-cell table:style-name="Table2.A2" office:value-type="string">
            <text:p text:style-name="P7">Linear Probing</text:p>
          </table:table-cell>
          <table:table-cell table:style-name="Table2.A2" office:value-type="string">
            <text:p text:style-name="P7">10.33</text:p>
          </table:table-cell>
          <table:table-cell table:style-name="Table2.A2" office:value-type="string">
            <text:p text:style-name="P8">1</text:p>
          </table:table-cell>
          <table:table-cell table:style-name="Table2.A2" office:value-type="string">
            <text:p text:style-name="P8">1</text:p>
          </table:table-cell>
          <table:table-cell table:style-name="Table2.I2" office:value-type="string">
            <text:p text:style-name="P7">0.08</text:p>
          </table:table-cell>
        </table:table-row>
        <table:table-row>
          <table:table-cell table:style-name="Table2.A2" office:value-type="string">
            <text:p text:style-name="P9">5</text:p>
          </table:table-cell>
          <table:table-cell table:style-name="Table2.A2" office:value-type="string">
            <text:p text:style-name="P6">Division</text:p>
          </table:table-cell>
          <table:table-cell table:style-name="Table2.A2" office:value-type="string">
            <text:p text:style-name="P6">113</text:p>
          </table:table-cell>
          <table:table-cell table:style-name="Table2.A2" office:value-type="string">
            <text:p text:style-name="P7">1</text:p>
          </table:table-cell>
          <table:table-cell table:style-name="Table2.A2" office:value-type="string">
            <text:p text:style-name="P7">Quadratic Probing</text:p>
          </table:table-cell>
          <table:table-cell table:style-name="Table2.A2" office:value-type="string">
            <text:p text:style-name="P7">10.33</text:p>
          </table:table-cell>
          <table:table-cell table:style-name="Table2.A2" office:value-type="string">
            <text:p text:style-name="P8">1</text:p>
          </table:table-cell>
          <table:table-cell table:style-name="Table2.A2" office:value-type="string">
            <text:p text:style-name="P8">1</text:p>
          </table:table-cell>
          <table:table-cell table:style-name="Table2.I2" office:value-type="string">
            <text:p text:style-name="P7">0.08</text:p>
          </table:table-cell>
        </table:table-row>
        <table:table-row>
          <table:table-cell table:style-name="Table2.A2" office:value-type="string">
            <text:p text:style-name="P9">6</text:p>
          </table:table-cell>
          <table:table-cell table:style-name="Table2.A2" office:value-type="string">
            <text:p text:style-name="P6">Division</text:p>
          </table:table-cell>
          <table:table-cell table:style-name="Table2.A2" office:value-type="string">
            <text:p text:style-name="P6">113</text:p>
          </table:table-cell>
          <table:table-cell table:style-name="Table2.A2" office:value-type="string">
            <text:p text:style-name="P7">1</text:p>
          </table:table-cell>
          <table:table-cell table:style-name="Table2.A2" office:value-type="string">
            <text:p text:style-name="P7">Chaining</text:p>
          </table:table-cell>
          <table:table-cell table:style-name="Table2.A2" office:value-type="string">
            <text:p text:style-name="P7">10</text:p>
          </table:table-cell>
          <table:table-cell table:style-name="Table2.A2" office:value-type="string">
            <text:p text:style-name="P8">0</text:p>
          </table:table-cell>
          <table:table-cell table:style-name="Table2.A2" office:value-type="string">
            <text:p text:style-name="P8">0</text:p>
          </table:table-cell>
          <table:table-cell table:style-name="Table2.I2" office:value-type="string">
            <text:p text:style-name="P7">0.08</text:p>
          </table:table-cell>
        </table:table-row>
        <table:table-row>
          <table:table-cell table:style-name="Table2.A2" office:value-type="string">
            <text:p text:style-name="P9">7</text:p>
          </table:table-cell>
          <table:table-cell table:style-name="Table2.A2" office:value-type="string">
            <text:p text:style-name="P6">Division</text:p>
          </table:table-cell>
          <table:table-cell table:style-name="Table2.A2" office:value-type="string">
            <text:p text:style-name="P6">41</text:p>
          </table:table-cell>
          <table:table-cell table:style-name="Table2.A2" office:value-type="string">
            <text:p text:style-name="P8">3</text:p>
          </table:table-cell>
          <table:table-cell table:style-name="Table2.A2" office:value-type="string">
            <text:p text:style-name="P7">Linear Probing</text:p>
          </table:table-cell>
          <table:table-cell table:style-name="Table2.A2" office:value-type="string">
            <text:p text:style-name="P7">11.83</text:p>
          </table:table-cell>
          <table:table-cell table:style-name="Table2.A2" office:value-type="string">
            <text:p text:style-name="P8">1</text:p>
          </table:table-cell>
          <table:table-cell table:style-name="Table2.A2" office:value-type="string">
            <text:p text:style-name="P8">3</text:p>
          </table:table-cell>
          <table:table-cell table:style-name="Table2.I2" office:value-type="string">
            <text:p text:style-name="P7">0.08</text:p>
          </table:table-cell>
        </table:table-row>
        <table:table-row>
          <table:table-cell table:style-name="Table2.A2" office:value-type="string">
            <text:p text:style-name="P9">8</text:p>
          </table:table-cell>
          <table:table-cell table:style-name="Table2.A2" office:value-type="string">
            <text:p text:style-name="P6">Division</text:p>
          </table:table-cell>
          <table:table-cell table:style-name="Table2.A2" office:value-type="string">
            <text:p text:style-name="P6"><text:span text:style-name="T18">4</text:span>1</text:p>
          </table:table-cell>
          <table:table-cell table:style-name="Table2.A2" office:value-type="string">
            <text:p text:style-name="P8">3</text:p>
          </table:table-cell>
          <table:table-cell table:style-name="Table2.A2" office:value-type="string">
            <text:p text:style-name="P7">Quadratic Probing</text:p>
          </table:table-cell>
          <table:table-cell table:style-name="Table2.A2" office:value-type="string">
            <text:p text:style-name="P7">11.33</text:p>
          </table:table-cell>
          <table:table-cell table:style-name="Table2.A2" office:value-type="string">
            <text:p text:style-name="P8">1</text:p>
          </table:table-cell>
          <table:table-cell table:style-name="Table2.A2" office:value-type="string">
            <text:p text:style-name="P8">2</text:p>
          </table:table-cell>
          <table:table-cell table:style-name="Table2.I2" office:value-type="string">
            <text:p text:style-name="P7">0.08</text:p>
          </table:table-cell>
        </table:table-row>
        <table:table-row>
          <table:table-cell table:style-name="Table2.A2" office:value-type="string">
            <text:p text:style-name="P9">9</text:p>
          </table:table-cell>
          <table:table-cell table:style-name="Table2.A2" office:value-type="string">
            <text:p text:style-name="P7">Multiplication</text:p>
          </table:table-cell>
          <table:table-cell table:style-name="Table2.A2" office:value-type="string">
            <text:p text:style-name="P7">n/a</text:p>
          </table:table-cell>
          <table:table-cell table:style-name="Table2.A2" office:value-type="string">
            <text:p text:style-name="P7">1</text:p>
          </table:table-cell>
          <table:table-cell table:style-name="Table2.A2" office:value-type="string">
            <text:p text:style-name="P7">Linear Probing</text:p>
          </table:table-cell>
          <table:table-cell table:style-name="Table2.A2" office:value-type="string">
            <text:p text:style-name="P7">14.67</text:p>
          </table:table-cell>
          <table:table-cell table:style-name="Table2.A2" office:value-type="string">
            <text:p text:style-name="P8">27</text:p>
          </table:table-cell>
          <table:table-cell table:style-name="Table2.A2" office:value-type="string">
            <text:p text:style-name="P8">1</text:p>
          </table:table-cell>
          <table:table-cell table:style-name="Table2.I2" office:value-type="string">
            <text:p text:style-name="P7">0.08</text:p>
          </table:table-cell>
        </table:table-row>
        <table:table-row>
          <table:table-cell table:style-name="Table2.A2" office:value-type="string">
            <text:p text:style-name="P9">10</text:p>
          </table:table-cell>
          <table:table-cell table:style-name="Table2.A2" office:value-type="string">
            <text:p text:style-name="P7">Multiplication</text:p>
          </table:table-cell>
          <table:table-cell table:style-name="Table2.A2" office:value-type="string">
            <text:p text:style-name="P7">n/a</text:p>
          </table:table-cell>
          <table:table-cell table:style-name="Table2.A2" office:value-type="string">
            <text:p text:style-name="P7">1</text:p>
          </table:table-cell>
          <table:table-cell table:style-name="Table2.A2" office:value-type="string">
            <text:p text:style-name="P7">Quadratic Probing</text:p>
          </table:table-cell>
          <table:table-cell table:style-name="Table2.A2" office:value-type="string">
            <text:p text:style-name="P7">14.67</text:p>
          </table:table-cell>
          <table:table-cell table:style-name="Table2.A2" office:value-type="string">
            <text:p text:style-name="P8">27</text:p>
          </table:table-cell>
          <table:table-cell table:style-name="Table2.A2" office:value-type="string">
            <text:p text:style-name="P8">1</text:p>
          </table:table-cell>
          <table:table-cell table:style-name="Table2.I2" office:value-type="string">
            <text:p text:style-name="P7">0.08</text:p>
          </table:table-cell>
        </table:table-row>
        <table:table-row>
          <table:table-cell table:style-name="Table2.A2" office:value-type="string">
            <text:p text:style-name="P9">11</text:p>
          </table:table-cell>
          <table:table-cell table:style-name="Table2.A2" office:value-type="string">
            <text:p text:style-name="P7">Multiplication</text:p>
          </table:table-cell>
          <table:table-cell table:style-name="Table2.A2" office:value-type="string">
            <text:p text:style-name="P7">n/a</text:p>
          </table:table-cell>
          <table:table-cell table:style-name="Table2.A2" office:value-type="string">
            <text:p text:style-name="P7">1</text:p>
          </table:table-cell>
          <table:table-cell table:style-name="Table2.A2" office:value-type="string">
            <text:p text:style-name="P7">Chaining</text:p>
          </table:table-cell>
          <table:table-cell table:style-name="Table2.A2" office:value-type="string">
            <text:p text:style-name="P7">10</text:p>
          </table:table-cell>
          <table:table-cell table:style-name="Table2.A2" office:value-type="string">
            <text:p text:style-name="P8">0</text:p>
          </table:table-cell>
          <table:table-cell table:style-name="Table2.A2" office:value-type="string">
            <text:p text:style-name="P8">0</text:p>
          </table:table-cell>
          <table:table-cell table:style-name="Table2.I2" office:value-type="string">
            <text:p text:style-name="P7">0.08</text:p>
          </table:table-cell>
        </table:table-row>
      </table:table>
      <text:p text:style-name="P12"/>
      <text:p text:style-name="P14">Table 1) Results of hashing required input for multiple schemes. Schemes are listed in the order <text:tab/> <text:tab/> <text:s/>specified by the problem statement. Required input had <text:span text:style-name="T19">six lists to hash per scheme; values in <text:tab/><text:tab/> <text:s/>this table are aggregated for all six lists.</text:span></text:p>
      <text:p text:style-name="P22"/>
      <text:p text:style-name="P23"><text:span text:style-name="T25">higher</text:span><text:span text:style-name="T22"> resolution. This could make an important difference in collision rates, and therefor </text:span><text:span text:style-name="T28">reduce the number of</text:span><text:span text:style-name="T22"> comparisons.</text:span></text:p>
      <text:p text:style-name="P23"><text:span text:style-name="T20"><text:tab/>The evaluation of the division based hashing results suggests that modulo choice is an important factor for the efficiency of division based hashing. Division based hashing with modulo 113 outperformed both modulo 120 and modulo 41, mostly due to fewer collisions. These outcomes were heavily influenced by a low load factor. If the load factor had been higher, collisions would have been more common for all schemes. </text:span><text:span text:style-name="T22">If I was to repeat this work, I would continue to investigate division based hashing by testing more modulos. It would be interesting to see if we could find </text:span><text:span text:style-name="T23">a pattern </text:span><text:span text:style-name="T22">where the best modulos can be found given a range 1 to N, </text:span><text:span text:style-name="T23">and then determine the mathematical representation of that pattern.</text:span></text:p>
      <text:p text:style-name="P23"><text:span text:style-name="T22"><text:tab/>C</text:span><text:span text:style-name="T16">haining outperformed both </text:span><text:span text:style-name="T20">linear probing and quadratic probing</text:span><text:span text:style-name="T16"> for both </text:span><text:span text:style-name="T20">division and multiplication based hashing</text:span><text:span text:style-name="T16">, which was expected as </text:span><text:span text:style-name="T17">the required implementation of </text:span><text:span text:style-name="T16">chaining never ha</text:span><text:span text:style-name="T20">d</text:span><text:span text:style-name="T16"> to perform addition key checks. </text:span><text:span text:style-name="T20">The lack of key checks led to exactly ten comparisons for each scheme using chaining, as well as zero collisions. </text:span><text:span text:style-name="T23">While chaining performed very well for insertion, the</text:span><text:span text:style-name="T21"> down</text:span><text:span text:style-name="T23">side to this implementation would be evident upon item retrieval. As our in-table lists grew to accept more values at a given key, the efficiency of item search and retrieval would decrease. In a worst-case scenario, if all of our values clustered into the same key, retrieval time would become O(n) (assuming a linear search through the values). </text:span><text:span text:style-name="T24">Chaining was also the most space inefficient, as the program was required to maintain a dynamic array inside of each table slot, rather than a simple string or integer as required by the probing schemes.</text:span></text:p>
      <text:p text:style-name="P23"><text:tab/><text:span text:style-name="T32">As an </text:span><text:span text:style-name="T33">extra</text:span><text:span text:style-name="T32"> effort, I designed </text:span><text:span text:style-name="T33">five additional input files of list sizes 36, 84, 108, 140, and 216 in order to determine asymptomatic efficiencies of each scheme. I ran these files through the application for all of the required schemes, and assembled metadata reports together from their output. Finally, I created graphs of the most relevant result metadata, seen in Figure 2</text:span></text:p>
      <text:p text:style-name="P14"/>
      <text:p text:style-name="P15">Commentary on Bioinformatics Usefulness</text:p>
      <text:p text:style-name="P15"/>
      <text:p text:style-name="P15"><text:soft-page-break/><text:tab/>Hash tables are essential to many modern computing problems, and their use cases in the context of Bioinformatics are numerous and diverse. We will discuss only <text:span text:style-name="T30">two</text:span> in this section as compiling a comprehensive list would be a substantial undertaking. Many bioinformatics applications perform sequence analysis by counting or otherwise grouping known patterns together. For example, <text:span text:style-name="T26">codon to </text:span>amino acid analysis <text:span text:style-name="T26">requires splitting a given sequence into trimers and matching them to known codons. This problem can be simplified to a more generic statement: codon to amino acid analysis requires applying a reducing function to an input, and then bucketing reduced values. This is the core application of a hash table, making this structure a perfect choice for problems of this kind. <text:tab/></text:span><text:span text:style-name="T30">When handling sequence data as described above, sometimes the user of a given bioinformatics software will have multiple instances of the exact same sequence. To eliminate duplicates in a naive way would require the direct full-length string comparison of all sequences in the list, which is extraordinarily computationally expensive. A more intelligent software would use hashing. By applying a well-known hash function (such as SHA-1/2/3 or MD5), the software can significantly reduce the size of the comparison items, as it would only have to compare the hash results for equality rather than the full sequence. This would of course incur the time cost of the hashing algorithm, b</text:span><text:span text:style-name="T31">ut for the purposes of this assignment that analysis is left as an exercise for the reader.</text:span></text:p>
      <text:p text:style-name="P15"/>
      <text:p text:style-name="P15"/>
      <text:p text:style-name="P15"/>
      <text:p text:style-name="P16">References (APA)</text:p>
      <text:p text:style-name="P17"/>
      <text:p text:style-name="P15">Cormen, T. H., Leiserson, C. E., Rivest, R. L., &amp; Stein, C. (2009). Dynamic Programming. In</text:p>
      <text:p text:style-name="P15"><text:span text:style-name="T29">Introduction to algorithms</text:span> (pp. 405–405). essay, Mit Pr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8T10:42:35.165144878</meta:creation-date>
    <dc:date>2023-04-11T20:08:59.737567542</dc:date>
    <meta:editing-duration>PT3H23M</meta:editing-duration>
    <meta:editing-cycles>13</meta:editing-cycles>
    <meta:generator>LibreOffice/7.3.7.2$Linux_X86_64 LibreOffice_project/30$Build-2</meta:generator>
    <meta:document-statistic meta:table-count="1" meta:image-count="0" meta:object-count="3" meta:page-count="5" meta:paragraph-count="137" meta:word-count="1969" meta:character-count="12330" meta:non-whitespace-character-count="10457"/>
  </office:meta>
</office:document-meta>
</file>

<file path=Object 1/content.xml><?xml version="1.0" encoding="utf-8"?>
<math xmlns="http://www.w3.org/1998/Math/MathML" display="block">
  <semantics>
    <mrow>
      <mi>h</mi>
      <mrow>
        <mrow>
          <mo fence="true" form="prefix" stretchy="false">(</mo>
          <mrow>
            <mi>k</mi>
          </mrow>
          <mo fence="true" form="postfix" stretchy="false">)</mo>
        </mrow>
        <mo stretchy="false">=</mo>
        <mrow>
          <mo fence="true" form="prefix" stretchy="false">⌊</mo>
          <mrow>
            <mrow>
              <mi>m</mi>
              <mrow>
                <mo fence="true" form="prefix" stretchy="false">(</mo>
                <mrow>
                  <mrow>
                    <mi mathvariant="italic">kA</mi>
                    <mrow>
                      <mo fence="true" form="prefix" stretchy="false">(</mo>
                      <mrow>
                        <mrow>
                          <mi mathvariant="italic">kA</mi>
                          <mo stretchy="false">−</mo>
                          <mrow>
                            <mo fence="true" form="prefix" stretchy="false">⌊</mo>
                            <mrow>
                              <mi mathvariant="italic">kA</mi>
                            </mrow>
                            <mo fence="true" form="postfix" stretchy="false">⌋</mo>
                          </mrow>
                        </mrow>
                      </mrow>
                      <mo fence="true" form="postfix" stretchy="false">)</mo>
                    </mrow>
                  </mrow>
                </mrow>
                <mo fence="true" form="postfix" stretchy="false">)</mo>
              </mrow>
            </mrow>
          </mrow>
          <mo fence="true" form="postfix" stretchy="false">⌋</mo>
        </mrow>
      </mrow>
    </mrow>
    <annotation encoding="StarMath 5.0">h(k) = lfloor m (kA(kA- lfloor kA rfloor)) rfloor </annotation>
  </semantics>
</math>
</file>

<file path=Object 2/content.xml><?xml version="1.0" encoding="utf-8"?>
<math xmlns="http://www.w3.org/1998/Math/MathML" display="block">
  <semantics>
    <mrow>
      <mrow>
        <mi>m</mi>
        <mo stretchy="false">=</mo>
        <mi>ln</mi>
      </mrow>
      <mrow>
        <mrow>
          <mo fence="true" form="prefix" stretchy="false">(</mo>
          <mrow>
            <mtext>table_size</mtext>
          </mrow>
          <mo fence="true" form="postfix" stretchy="false">)</mo>
        </mrow>
        <mo stretchy="false">/</mo>
        <mi>ln</mi>
      </mrow>
      <mrow>
        <mo fence="true" form="prefix" stretchy="false">(</mo>
        <mrow>
          <mn>2</mn>
        </mrow>
        <mo fence="true" form="postfix" stretchy="false">)</mo>
      </mrow>
    </mrow>
    <annotation encoding="StarMath 5.0">m = ln ( "table_size" ) / ln(2) </annotation>
  </semantics>
</math>
</file>

<file path=Object 3/content.xml><?xml version="1.0" encoding="utf-8"?>
<math xmlns="http://www.w3.org/1998/Math/MathML" display="block">
  <semantics>
    <mrow>
      <mi>A</mi>
      <mo stretchy="false">=</mo>
      <mrow>
        <mrow>
          <mo fence="true" form="prefix" stretchy="false">(</mo>
          <mrow>
            <mrow>
              <msqrt>
                <mn>5</mn>
              </msqrt>
              <mo stretchy="false">−</mo>
              <mn>1</mn>
            </mrow>
          </mrow>
          <mo fence="true" form="postfix" stretchy="false">)</mo>
        </mrow>
        <mo stretchy="false">/</mo>
        <mn>2</mn>
      </mrow>
    </mrow>
    <annotation encoding="StarMath 5.0">A = ( sqrt{5} - 1 ) / 2</annotation>
  </semantics>
</math>
</file>